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9262" officeooo:paragraph-rsid="000092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y simple game made in java with swing GUI, it was made in a few hours so no judge :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4-03T18:21:24.425000000</dc:date>
    <meta:editing-duration>PT25S</meta:editing-duration>
    <meta:editing-cycles>1</meta:editing-cycles>
    <meta:document-statistic meta:table-count="0" meta:image-count="0" meta:object-count="0" meta:page-count="1" meta:paragraph-count="1" meta:word-count="20" meta:character-count="87" meta:non-whitespace-character-count="68"/>
  </office:meta>
</office:document-meta>
</file>